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a91" officeooo:paragraph-rsid="000d7a91"/>
    </style:style>
    <style:style style:name="P2" style:family="paragraph" style:parent-style-name="Standard" style:list-style-name="L2">
      <style:text-properties officeooo:rsid="000d7a91" officeooo:paragraph-rsid="000d7a91"/>
    </style:style>
    <style:style style:name="P3" style:family="paragraph" style:parent-style-name="Standard" style:list-style-name="L2">
      <style:text-properties officeooo:rsid="000d7a91" officeooo:paragraph-rsid="000f6bf0"/>
    </style:style>
    <style:style style:name="P4" style:family="paragraph" style:parent-style-name="Standard" style:list-style-name="L3">
      <style:text-properties officeooo:rsid="000f6bf0" officeooo:paragraph-rsid="000f6b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h Controller</text:p>
      <text:p text:style-name="P1"/>
      <text:p text:style-name="P1">Incomes</text:p>
      <text:list xml:id="list543727388380253655" text:style-name="L3">
        <text:list-item>
          <text:p text:style-name="P4">Income Categories</text:p>
        </text:list-item>
      </text:list>
      <text:p text:style-name="P1"><text:bookmark-start text:name="__DdeLink__3_1631783347"/>Expenses<text:bookmark-end text:name="__DdeLink__3_1631783347"/></text:p>
      <text:list xml:id="list160813308738366" text:continue-numbering="true" text:style-name="L3">
        <text:list-item>
          <text:p text:style-name="P4">Income Categories</text:p>
        </text:list-item>
      </text:list>
      <text:p text:style-name="P1"><text:bookmark-start text:name="__DdeLink__7_1631783347"/>Loan<text:bookmark-end text:name="__DdeLink__7_1631783347"/></text:p>
      <text:list xml:id="list2314865308991530977" text:style-name="L2">
        <text:list-item>
          <text:p text:style-name="P2"><text:bookmark-start text:name="__DdeLink__9_1631783347"/>Received<text:bookmark-end text:name="__DdeLink__9_1631783347"/></text:p>
        </text:list-item>
        <text:list-item>
          <text:p text:style-name="P2"><text:bookmark-start text:name="__DdeLink__11_1631783347"/>Given<text:bookmark-end text:name="__DdeLink__11_1631783347"/></text:p>
        </text:list-item>
      </text:list>
      <text:p text:style-name="P1"/>
      <text:p text:style-name="P1"><text:bookmark-start text:name="__DdeLink__5_1631783347"/>Bills<text:bookmark-end text:name="__DdeLink__5_1631783347"/></text:p>
      <text:p text:style-name="P1"><text:bookmark-start text:name="__DdeLink__13_1631783347"/>Transfers<text:bookmark-end text:name="__DdeLink__13_1631783347"/></text:p>
      <text:list xml:id="list160814299486243" text:continue-numbering="true" text:style-name="L2">
        <text:list-item>
          <text:p text:style-name="P3">Received</text:p>
        </text:list-item>
        <text:list-item>
          <text:p text:style-name="P3">Given</text:p>
        </text:list-item>
      </text:list>
      <text:p text:style-name="P1"><text:bookmark-start text:name="__DdeLink__15_1631783347"/>Report<text:bookmark-end text:name="__DdeLink__15_16317833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0:12:40.583532185</meta:creation-date>
    <dc:date>2017-05-26T16:08:11.905821016</dc:date>
    <meta:editing-duration>PT5H34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2" meta:character-count="120" meta:non-whitespace-character-count="117"/>
  </office:meta>
</office:document-meta>
</file>